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/>
    </style:style>
    <style:style style:name="ce3" style:family="table-cell" style:parent-style-name="Satisfaisant" style:data-style-name="N0">
      <style:table-cell-properties style:vertical-align="automatic" fo:background-color="#C6EFCE"/>
      <style:text-properties fo:color="#006100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249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cpld pin</text:p>
          </table:table-cell>
          <table:table-cell office:value-type="string" table:style-name="ce2">
            <text:p>port</text:p>
          </table:table-cell>
          <table:table-cell office:value-type="string" table:style-name="ce2">
            <text:p>signal</text:p>
          </table:table-cell>
          <table:table-cell table:style-name="ce2"/>
          <table:table-cell office:value-type="string" table:style-name="ce2">
            <text:p>Flash pin</text:p>
          </table:table-cell>
          <table:table-cell office:value-type="string" table:style-name="ce2">
            <text:p>signal</text:p>
          </table:table-cell>
          <table:table-cell office:value-type="string" table:style-name="ce2">
            <text:p>Mapped to</text:p>
          </table:table-cell>
          <table:table-cell table:number-columns-repeated="16377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DI</text:p>
          </table:table-cell>
          <table:table-cell office:value-type="string" table:style-name="ce2">
            <text:p>Bot-LPC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NC</text:p>
          </table:table-cell>
          <table:table-cell table:number-columns-repeated="16378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5</text:p>
          </table:table-cell>
          <table:table-cell office:value-type="string" table:style-name="ce2">
            <text:p>LPC-LRST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LPC-LRST</text:p>
          </table:table-cell>
          <table:table-cell table:number-columns-repeated="16377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6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GPI3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7</text:p>
          </table:table-cell>
          <table:table-cell table:style-name="ce3"/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GPI2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GND</text:p>
          </table:table-cell>
          <table:table-cell table:style-name="ce3"/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GPI1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VCCO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GPI0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8</text:p>
          </table:table-cell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WP#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9A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TBL#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10</text:p>
          </table:table-cell>
          <table:table-cell office:value-type="string" table:style-name="ce2">
            <text:p>H0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string" table:style-name="ce2">
            <text:p>ID3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CK</text:p>
          </table:table-cell>
          <table:table-cell office:value-type="string" table:style-name="ce2">
            <text:p>Bot-middle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string" table:style-name="ce2">
            <text:p>ID2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VCC</text:p>
          </table:table-cell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ID1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GND</text:p>
          </table:table-cell>
          <table:table-cell table:style-name="ce3"/>
          <table:table-cell table:style-name="ce2"/>
          <table:table-cell office:value-type="float" office:value="12" table:style-name="ce2">
            <text:p>12</text:p>
          </table:table-cell>
          <table:table-cell office:value-type="string" table:style-name="ce2">
            <text:p>ID0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A12</text:p>
          </table:table-cell>
          <table:table-cell table:style-name="ce3"/>
          <table:table-cell table:style-name="ce2"/>
          <table:table-cell office:value-type="float" office:value="13" table:style-name="ce2">
            <text:p>13</text:p>
          </table:table-cell>
          <table:table-cell office:value-type="string" table:style-name="ce2">
            <text:p>LAD0</text:p>
          </table:table-cell>
          <table:table-cell office:value-type="string" table:style-name="ce2">
            <text:p>CPLD-44</text:p>
          </table:table-cell>
          <table:table-cell table:number-columns-repeated="16377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13</text:p>
          </table:table-cell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string" table:style-name="ce2">
            <text:p>LAD1</text:p>
          </table:table-cell>
          <table:table-cell office:value-type="string" table:style-name="ce2">
            <text:p>CPLD-43</text:p>
          </table:table-cell>
          <table:table-cell table:number-columns-repeated="16377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14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string" table:style-name="ce2">
            <text:p>LAD2</text:p>
          </table:table-cell>
          <table:table-cell office:value-type="string" table:style-name="ce2">
            <text:p>CPLD-42</text:p>
          </table:table-cell>
          <table:table-cell table:number-columns-repeated="1637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A15</text:p>
          </table:table-cell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table:number-columns-repeated="1637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LK2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string" table:style-name="ce2">
            <text:p>LAD3</text:p>
          </table:table-cell>
          <table:table-cell office:value-type="string" table:style-name="ce2">
            <text:p>CPLD-41</text:p>
          </table:table-cell>
          <table:table-cell table:number-columns-repeated="1637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B0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string" table:style-name="ce2">
            <text:p>RES</text:p>
          </table:table-cell>
          <table:table-cell table:number-columns-repeated="16378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B1</text:p>
          </table:table-cell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RES</text:p>
          </table:table-cell>
          <table:table-cell table:number-columns-repeated="16378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B2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string" table:style-name="ce2">
            <text:p>RES</text:p>
          </table:table-cell>
          <table:table-cell table:number-columns-repeated="16378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B3</text:p>
          </table:table-cell>
          <table:table-cell office:value-type="string" table:style-name="ce2">
            <text:p>LPC-LAD3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RES</text:p>
          </table:table-cell>
          <table:table-cell table:number-columns-repeated="16378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4</text:p>
          </table:table-cell>
          <table:table-cell office:value-type="string" table:style-name="ce2">
            <text:p>LPC-LAD2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string" table:style-name="ce2">
            <text:p>NC</text:p>
          </table:table-cell>
          <table:table-cell table:number-columns-repeated="16378" table:style-name="ce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op-LPC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2">
            <text:p>LFRAME#</text:p>
          </table:table-cell>
          <table:table-cell office:value-type="string" table:style-name="ce2">
            <text:p>CPLD-40</text:p>
          </table:table-cell>
          <table:table-cell table:number-columns-repeated="16377" table:style-name="ce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5</text:p>
          </table:table-cell>
          <table:table-cell table:number-columns-repeated="2" table:style-name="ce2"/>
          <table:table-cell office:value-type="float" office:value="24" table:style-name="ce2">
            <text:p>24</text:p>
          </table:table-cell>
          <table:table-cell office:value-type="string" table:style-name="ce2">
            <text:p>INIT#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B6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B7</text:p>
          </table:table-cell>
          <table:table-cell office:value-type="string" table:style-name="ce2">
            <text:p>BT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string" table:style-name="ce2">
            <text:p>NC</text:p>
          </table:table-cell>
          <table:table-cell table:number-columns-repeated="16378" table:style-name="ce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GND</text:p>
          </table:table-cell>
          <table:table-cell table:number-columns-repeated="2" table:style-name="ce2"/>
          <table:table-cell office:value-type="float" office:value="27" table:style-name="ce2">
            <text:p>27</text:p>
          </table:table-cell>
          <table:table-cell office:value-type="string" table:style-name="ce2">
            <text:p>NC</text:p>
          </table:table-cell>
          <table:table-cell table:number-columns-repeated="16378" table:style-name="ce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VCCO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office:value-type="string" table:style-name="ce2">
            <text:p>CE#</text:p>
          </table:table-cell>
          <table:table-cell office:value-type="string" table:style-name="ce2">
            <text:p>GND</text:p>
          </table:table-cell>
          <table:table-cell table:number-columns-repeated="16377" table:style-name="ce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B8</text:p>
          </table:table-cell>
          <table:table-cell office:value-type="string" table:style-name="ce2">
            <text:p>L1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GND</text:p>
          </table:table-cell>
          <table:table-cell table:number-columns-repeated="16377" table:style-name="ce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B9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string" table:style-name="ce2">
            <text:p>GPI6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B10</text:p>
          </table:table-cell>
          <table:table-cell office:value-type="string" table:style-name="ce2">
            <text:p>D0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string" table:style-name="ce2">
            <text:p>LCLK</text:p>
          </table:table-cell>
          <table:table-cell office:value-type="string" table:style-name="ce2">
            <text:p>LPC-LCLK</text:p>
          </table:table-cell>
          <table:table-cell table:number-columns-repeated="16377" table:style-name="ce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TDO</text:p>
          </table:table-cell>
          <table:table-cell office:value-type="string" table:style-name="ce2">
            <text:p>Top-middle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C</text:p>
          </table:table-cell>
          <table:table-cell table:number-columns-repeated="16377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VCC</text:p>
          </table:table-cell>
          <table:table-cell table:number-columns-repeated="16382" table:style-name="ce2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GND</text:p>
          </table:table-cell>
          <table:table-cell table:style-name="ce3"/>
          <table:table-cell table:number-columns-repeated="16381" table:style-name="ce2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B12</text:p>
          </table:table-cell>
          <table:table-cell table:style-name="ce3"/>
          <table:table-cell table:number-columns-repeated="16381" table:style-name="ce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B13</text:p>
          </table:table-cell>
          <table:table-cell table:number-columns-repeated="16382" table:style-name="ce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B14</text:p>
          </table:table-cell>
          <table:table-cell office:value-type="string" table:style-name="ce2">
            <text:p>LPC-LAD1</text:p>
          </table:table-cell>
          <table:table-cell table:number-columns-repeated="16381" table:style-name="ce2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B15</text:p>
          </table:table-cell>
          <table:table-cell office:value-type="string" table:style-name="ce2">
            <text:p>LPC-LAD0</text:p>
          </table:table-cell>
          <table:table-cell table:number-columns-repeated="16381" table:style-name="ce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LK0</text:p>
          </table:table-cell>
          <table:table-cell office:value-type="string" table:style-name="ce2">
            <text:p>LPC-LCLK</text:p>
          </table:table-cell>
          <table:table-cell table:number-columns-repeated="16381" table:style-name="ce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LFRAME-flash</text:p>
          </table:table-cell>
          <table:table-cell table:number-columns-repeated="16381" table:style-name="ce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LAD3-flash</text:p>
          </table:table-cell>
          <table:table-cell table:number-columns-repeated="16381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LAD2-flash</text:p>
          </table:table-cell>
          <table:table-cell table:number-columns-repeated="16381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LAD1-flash</text:p>
          </table:table-cell>
          <table:table-cell table:number-columns-repeated="16381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LAD0-flash</text:p>
          </table:table-cell>
          <table:table-cell table:number-columns-repeated="16381" table:style-name="ce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Top-chip</text:p>
          </table:table-cell>
          <table:table-cell office:value-type="string" table:style-name="ce2">
            <text:p>3.3V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Top-middle</text:p>
          </table:table-cell>
          <table:table-cell office:value-type="string" table:style-name="ce2">
            <text:p>TDO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Top-LPC</text:p>
          </table:table-cell>
          <table:table-cell office:value-type="string" table:style-name="ce2">
            <text:p>TM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Bot-Chip</text:p>
          </table:table-cell>
          <table:table-cell office:value-type="string" table:style-name="ce2">
            <text:p>GND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Bot-middle</text:p>
          </table:table-cell>
          <table:table-cell office:value-type="string" table:style-name="ce2">
            <text:p>TCK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Bot-LPC</text:p>
          </table:table-cell>
          <table:table-cell office:value-type="string" table:style-name="ce2">
            <text:p>TDI</text:p>
          </table:table-cell>
          <table:table-cell table:number-columns-repeated="16382" table:style-name="ce2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footer>
        <style:region-left>
          <text:p/>
        </style:region-left>
        <style:region-center>
          <text:p><text:page-number>1</text:page-number></text:p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enjamin Fiset-Deschenes</meta:initial-creator>
    <dc:creator>Benjamin Fiset-Deschênes</dc:creator>
    <meta:creation-date>2014-04-15T18:13:06Z</meta:creation-date>
    <dc:date>2014-07-01T11:57:40Z</dc:date>
    <meta:editing-cycles>10</meta:editing-cycles>
    <meta:editing-duration>PT10077S</meta:editing-duration>
  </office:meta>
</office:document-meta>
</file>